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Accent" style:base-cell-address="'2016.amta-v2'.A1"/>
    </style:style>
  </office:automatic-styles>
  <office:body>
    <office:spreadsheet>
      <table:calculation-settings table:automatic-find-labels="false" table:use-regular-expressions="false" table:use-wildcards="true"/>
      <table:table table:name="2016.amta-v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pages in pdf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matte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 crowdsource at Yandex</text:p>
          </table:table-cell>
          <table:table-cell office:value-type="string" calcext:value-type="string">
            <text:p>Irina Galinskaya and Farhat Aminov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 Post-Editing in a cloud based environment</text:p>
          </table:table-cell>
          <table:table-cell office:value-type="string" calcext:value-type="string">
            <text:p>Jean-Luc Saillard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 Adaptation from TMs in ModernMT</text:p>
          </table:table-cell>
          <table:table-cell office:value-type="string" calcext:value-type="string">
            <text:p>Marcello Federico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 App UI Layout Sniffer</text:p>
          </table:table-cell>
          <table:table-cell office:value-type="string" calcext:value-type="string">
            <text:p>Raymond Peng and Xin Jing Hu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lingual Search with Machine Translation in the Intel Communities</text:p>
          </table:table-cell>
          <table:table-cell office:value-type="string" calcext:value-type="string">
            <text:p>Ryan Martin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 Thresholding: Achieving a defined quality bar with a mix of human and machine translation</text:p>
          </table:table-cell>
          <table:table-cell office:value-type="string" calcext:value-type="string">
            <text:p>Dag Schmidtke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chine Translation Acceptance Among Professional Linguists: Are We Nearing the Tipping Point?</text:p>
          </table:table-cell>
          <table:table-cell office:value-type="string" calcext:value-type="string">
            <text:p>Yves Champollion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Can We Really Learn from Post-editing?</text:p>
          </table:table-cell>
          <table:table-cell office:value-type="string" calcext:value-type="string">
            <text:p>Marcis Pinnis and Rihards Kalnins and Raivis Skadins and Inguna Skadina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mpirical Study: Post-editing Effort for English to Arabic Hybrid Machine Translation</text:p>
          </table:table-cell>
          <table:table-cell office:value-type="string" calcext:value-type="string">
            <text:p>Hassan Sajjad and Francisco Guzman and Stephan Vogel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ide and Conquer Strategy for Large Data MT</text:p>
          </table:table-cell>
          <table:table-cell office:value-type="string" calcext:value-type="string">
            <text:p>Dimitar Shterionov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asonable Effectiveness of Data</text:p>
          </table:table-cell>
          <table:table-cell office:value-type="string" calcext:value-type="string">
            <text:p>Achim Ruopp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 for Uralic Languages: Yandex Approach</text:p>
          </table:table-cell>
          <table:table-cell office:value-type="string" calcext:value-type="string">
            <text:p>Irina Galinskaya and Alexey Baytin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mlessly integrating machine translation into existing translation processes (STAR MT and Transit NXT)</text:p>
          </table:table-cell>
          <table:table-cell office:value-type="string" calcext:value-type="string">
            <text:p>Nadira Hofmann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ing a Translation Memory to Improve Machine Translation Coverage and Quality</text:p>
          </table:table-cell>
          <table:table-cell office:value-type="string" calcext:value-type="string">
            <text:p>Duncan Gillespie and Benjamin Russell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hancing a Production TM-MT Environment Using a Quotation TM</text:p>
          </table:table-cell>
          <table:table-cell office:value-type="string" calcext:value-type="string">
            <text:p>Hitokazu Matsushita and Steve Richardson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ing Machine Translation for Post-Editing via Real Time Adaptation</text:p>
          </table:table-cell>
          <table:table-cell office:value-type="string" calcext:value-type="string">
            <text:p>Dragos Munteanu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ing KantanMT Training Efficiency with fast_align</text:p>
          </table:table-cell>
          <table:table-cell office:value-type="string" calcext:value-type="string">
            <text:p>Dimitar Shterionov and Jinhua Du and Marc Anthony Palminteri and Laura Casanellas and Tony O’Dowd and Andy Way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ech translation user experience in practice</text:p>
          </table:table-cell>
          <table:table-cell office:value-type="string" calcext:value-type="string">
            <text:p>Chris Wendt and Will Lewis and Tanvi Surti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of machine translation quality in e-commerce environment</text:p>
          </table:table-cell>
          <table:table-cell office:value-type="string" calcext:value-type="string">
            <text:p>Maxim Khalilov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te Too Much Cake: Beyond Domain-Specific MT Engines</text:p>
          </table:table-cell>
          <table:table-cell office:value-type="string" calcext:value-type="string">
            <text:p>Alex Yanishevsky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? Why? How? - Factors that impact the success of commercial MT projects</text:p>
          </table:table-cell>
          <table:table-cell office:value-type="string" calcext:value-type="string">
            <text:p>John Tinsley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essing Translation Quality Metrics</text:p>
          </table:table-cell>
          <table:table-cell office:value-type="string" calcext:value-type="string">
            <text:p>Jennifer DeCamp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chine Translation for English Retrieval of Information in Any Language (Machine translation for English-based domain-appropriate triage of information in any language)</text:p>
          </table:table-cell>
          <table:table-cell office:value-type="string" calcext:value-type="string">
            <text:p>Carl Rubino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322" calcext:value-type="float">
            <text:p>322</text:p>
          </table:table-cell>
          <table:table-cell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Taxonomy of Weeds: A Field Guide for Corpus Curators to Winnowing the Parallel Text Harvest</text:p>
          </table:table-cell>
          <table:table-cell office:value-type="string" calcext:value-type="string">
            <text:p>Katherine M. Young and Jeremy Gwinnup and Lane O.B. Schwartz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ward Temporally-aware MT: Can Information Extraction Help Preserve Temporal Interpretation?</text:p>
          </table:table-cell>
          <table:table-cell office:value-type="string" calcext:value-type="string">
            <text:p>Taylor Cassidy and Jamal Laoudi and Clare Voss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371" calcext:value-type="float">
            <text:p>371</text:p>
          </table:table-cell>
          <table:table-cell office:value-type="float" office:value="378" calcext:value-type="float">
            <text:p>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Did You Mean...?" and Dictionary Repair: from Science to Engineering</text:p>
          </table:table-cell>
          <table:table-cell office:value-type="string" calcext:value-type="string">
            <text:p>Michael Maxwell and Petra Bradley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ciple-Based Preparation of Authentic Bilingual Text Resources</text:p>
          </table:table-cell>
          <table:table-cell office:value-type="string" calcext:value-type="string">
            <text:p>Michelle Vanni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412" calcext:value-type="float">
            <text:p>412</text:p>
          </table:table-cell>
          <table:table-cell office:value-type="float" office:value="419" calcext:value-type="float">
            <text:p>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chine Translation of Canadian Court Decisions</text:p>
          </table:table-cell>
          <table:table-cell office:value-type="string" calcext:value-type="string">
            <text:p>Lucie Langlois and Michel Simard and Elliott Macklovitch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ting the "human" back in HLT: The importance of human evaluation in assessing the quality and potential uses of translation technology</text:p>
          </table:table-cell>
          <table:table-cell office:value-type="string" calcext:value-type="string">
            <text:p>Erica Michael and Petra Bradley and Paul McNamee and Matt Post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453" calcext:value-type="float">
            <text:p>453</text:p>
          </table:table-cell>
          <table:table-cell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o-MT Evaluation for Humanitarian Assistance Disaster Response Scenarios</text:p>
          </table:table-cell>
          <table:table-cell office:value-type="string" calcext:value-type="string">
            <text:p>Douglas Jones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551" calcext:value-type="float">
            <text:p>551</text:p>
          </table:table-cell>
          <table:table-cell office:value-type="float" office:value="558" calcext:value-type="float">
            <text:p>5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arable Devices to Enable Communication via ASL (Sign Language Translation)</text:p>
          </table:table-cell>
          <table:table-cell office:value-type="string" calcext:value-type="string">
            <text:p>Patricia O'Neill-Brown and Nicolas Malyska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575" calcext:value-type="float">
            <text:p>575</text:p>
          </table:table-cell>
          <table:table-cell office:value-type="float" office:value="582" calcext:value-type="float">
            <text:p>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ing for Neural Machine Translation</text:p>
          </table:table-cell>
          <table:table-cell office:value-type="string" calcext:value-type="string">
            <text:p>Guido Zarrella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595" calcext:value-type="float">
            <text:p>595</text:p>
          </table:table-cell>
          <table:table-cell office:value-type="float" office:value="602" calcext:value-type="float">
            <text:p>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isible MT</text:p>
          </table:table-cell>
          <table:table-cell office:value-type="string" calcext:value-type="string">
            <text:p>Patricia O'Neill-Brown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622" calcext:value-type="float">
            <text:p>622</text:p>
          </table:table-cell>
          <table:table-cell office:value-type="float" office:value="629" calcext:value-type="float">
            <text:p>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Jo: Bringing Hybrid MT to the Center for Applied Machine Translation</text:p>
          </table:table-cell>
          <table:table-cell office:value-type="string" calcext:value-type="string">
            <text:p>Marianna Martindale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654" calcext:value-type="float">
            <text:p>654</text:p>
          </table:table-cell>
          <table:table-cell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ing Renewable Language Assets in Government Domains</text:p>
          </table:table-cell>
          <table:table-cell office:value-type="string" calcext:value-type="string">
            <text:p>Beth Flaherty and Joshua Johanson</text:p>
          </table:table-cell>
          <table:table-cell table:number-columns-repeated="2"/>
          <table:table-cell office:value-type="string" calcext:value-type="string">
            <text:p>Vol.2: Commercial MT Users and Translators Track Government MT Users Track</text:p>
          </table:table-cell>
          <table:table-cell office:value-type="float" office:value="715" calcext:value-type="float">
            <text:p>715</text:p>
          </table:table-cell>
          <table:table-cell office:value-type="float" office:value="722" calcext:value-type="float">
            <text:p>722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6.amta-v2'.A1:'2016.amta-v2'.AMJ1048576">
            <calcext:condition calcext:apply-style-name="Accent" calcext:value="=0" calcext:base-cell-address="'2016.amta-v2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20:22:48.251530103</dc:date>
    <meta:editing-duration>PT1M18S</meta:editing-duration>
    <meta:editing-cycles>1</meta:editing-cycles>
    <meta:document-statistic meta:table-count="1" meta:cell-count="185" meta:object-count="0"/>
    <meta:generator>LibreOffice/6.0.7.3$Linux_X86_64 LibreOffice_project/00m0$Build-3</meta:generator>
  </office:meta>
</office:document-meta>
</file>